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128504" officeooo:paragraph-rsid="00128504" style:font-size-asian="12.25pt" style:font-size-complex="14pt"/>
    </style:style>
    <style:style style:name="P2" style:family="paragraph" style:parent-style-name="Standard">
      <style:text-properties fo:font-size="14pt" style:text-underline-style="solid" style:text-underline-width="auto" style:text-underline-color="font-color" fo:font-weight="bold" officeooo:rsid="00128504" officeooo:paragraph-rsid="00128504" style:font-size-asian="12.25pt" style:font-weight-asian="bold" style:font-size-complex="14pt" style:font-weight-complex="bold"/>
    </style:style>
    <style:style style:name="P3" style:family="paragraph" style:parent-style-name="Standard">
      <style:text-properties fo:font-size="14pt" style:text-underline-style="none" fo:font-weight="normal" officeooo:rsid="00128504" officeooo:paragraph-rsid="00128504" style:font-size-asian="12.25pt" style:font-weight-asian="normal" style:font-size-complex="14pt" style:font-weight-complex="normal"/>
    </style:style>
    <style:style style:name="P4" style:family="paragraph" style:parent-style-name="Standard">
      <style:text-properties fo:font-size="18pt" officeooo:rsid="00128504" officeooo:paragraph-rsid="00128504" style:font-size-asian="18pt" style:font-size-complex="18pt"/>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text-properties fo:font-size="14pt" style:text-underline-style="none" fo:font-weight="normal" officeooo:rsid="00128504" officeooo:paragraph-rsid="00128504" style:font-size-asian="12.25pt" style:font-weight-asian="normal" style:font-size-complex="14pt" style:font-weight-complex="normal"/>
    </style:style>
    <style:style style:name="T1" style:family="text">
      <style:text-properties fo:color="#000000" loext:opacity="100%"/>
    </style:style>
    <style:style style:name="T2" style:family="text">
      <style:text-properties officeooo:rsid="0013191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vrable du 21/12/2022</text:p>
      <text:p text:style-name="P1"/>
      <text:p text:style-name="P2">Différence entre GIT et GITHUB</text:p>
      <text:p text:style-name="P2"/>
      <text:p text:style-name="P2">GIT c’est quoi :</text:p>
      <text:p text:style-name="P3"/>
      <text:p text:style-name="P3">Git est un outil de gestion de version en anglais ( version control system, VCS) .</text:p>
      <text:p text:style-name="P3">Il permet de stocker un ensemble de fichiers en conservant la chronologie de toutes les modifications qui ont été apportées.</text:p>
      <text:p text:style-name="P3">Il fait parti de la famille des VCS dit décentralisés car dans son fonctionnement chaque développeur va avoir en local une copie complète de l’historique de son code source (dépôt ou repository en anglais).</text:p>
      <text:p text:style-name="P3">Sa grande force est qu’il est multi-platforme (Windows, Mac, Linux).</text:p>
      <text:p text:style-name="P3">Il propose deux mode de fonctionnement Terminal et Interface Graphique.</text:p>
      <text:p text:style-name="P3">Il demande un peu de pratique lors de sa prise en main pour être maîtrisé.</text:p>
      <text:p text:style-name="P3"/>
      <text:p text:style-name="P3"/>
      <text:p text:style-name="P2">GITHUB c’est quoi :</text:p>
      <text:p text:style-name="P2"/>
      <text:p text:style-name="P3">GI<text:span text:style-name="T2">T</text:span>HUB est un service en ligne qui permet entre autre d’héberger des dépôts Git.<text:line-break/>Il est totalement gratuit pour des projets ouverts au public mais il propose également des formules payantes pour les projets que l’on souhaite rendre privés.</text:p>
      <text:p text:style-name="P7">Github propose également de nombreux autres services très intéressants comme par exemple:</text:p>
      <text:list xml:id="list2675294257" text:style-name="L1">
        <text:list-item>
          <text:p text:style-name="P6"><text:span text:style-name="Strong_20_Emphasis"><text:span text:style-name="T1">Partager du code source</text:span></text:span> avec d’autres développeurs.</text:p>
        </text:list-item>
        <text:list-item>
          <text:p text:style-name="P6">Signaler et gérer les problèmes ou bugs de votre code source via les <text:span text:style-name="Strong_20_Emphasis"><text:span text:style-name="T1">issues.</text:span></text:span></text:p>
        </text:list-item>
        <text:list-item>
          <text:p text:style-name="P6">Partager des portions de code via les <text:span text:style-name="Strong_20_Emphasis"><text:span text:style-name="T1">Gists</text:span></text:span></text:p>
        </text:list-item>
        <text:list-item>
          <text:p text:style-name="P6"><text:span text:style-name="Strong_20_Emphasis"><text:span text:style-name="T1">Proposer des évolutions</text:span></text:span> pour un projet opensource.</text:p>
        </text:list-item>
        <text:list-item>
          <text:p text:style-name="P5">Et bien plus encore</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1T13:27:17.292957457</meta:creation-date>
    <dc:date>2022-12-21T13:38:43.587886779</dc:date>
    <meta:editing-duration>PT1M16S</meta:editing-duration>
    <meta:editing-cycles>1</meta:editing-cycles>
    <meta:document-statistic meta:table-count="0" meta:image-count="0" meta:object-count="0" meta:page-count="1" meta:paragraph-count="17" meta:word-count="217" meta:character-count="1284" meta:non-whitespace-character-count="1089"/>
    <meta:generator>LibreOffice/7.3.7.2$Linux_X86_64 LibreOffice_project/30$Build-2</meta:generator>
  </office:meta>
</office:document-meta>
</file>